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faa" officeooo:paragraph-rsid="0003e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document</text:p>
      <text:p text:style-name="P1">paragraph1: ab</text:p>
      <text:p text:style-name="P1">paragraph2: c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23:10:32.896570535</meta:creation-date>
    <dc:date>2014-03-10T23:11:16.397052116</dc:date>
    <meta:editing-duration>P0D</meta:editing-duration>
    <meta:editing-cycles>1</meta:editing-cycles>
    <meta:document-statistic meta:table-count="0" meta:image-count="0" meta:object-count="0" meta:page-count="1" meta:paragraph-count="3" meta:word-count="5" meta:character-count="40" meta:non-whitespace-character-count="38"/>
    <meta:generator>LibreOffice/4.1.5.3$Linux_X86_64 LibreOffice_project/410m0$Build-3</meta:generator>
  </office:meta>
</office:document-meta>
</file>